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ctober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02" table:style-name="ce4">
            <text:p>302</text:p>
          </table:table-cell>
          <table:table-cell office:value-type="float" office:value="286.47406000000001" table:style-name="ce4">
            <text:p>286</text:p>
          </table:table-cell>
          <table:table-cell office:value-type="float" office:value="799" table:style-name="ce4">
            <text:p>799</text:p>
          </table:table-cell>
          <table:table-cell office:value-type="float" office:value="775.71378000000004" table:style-name="ce4">
            <text:p>776</text:p>
          </table:table-cell>
          <table:table-cell office:value-type="float" office:value="3840" table:style-name="ce4">
            <text:p>3,840</text:p>
          </table:table-cell>
          <table:table-cell office:value-type="float" office:value="3745.6114899999993" table:style-name="ce4">
            <text:p>3,746</text:p>
          </table:table-cell>
          <table:table-cell office:value-type="float" office:value="2190" table:style-name="ce4">
            <text:p>2,190</text:p>
          </table:table-cell>
          <table:table-cell office:value-type="float" office:value="2138.4666999999999" table:style-name="ce4">
            <text:p>2,138</text:p>
          </table:table-cell>
          <table:table-cell office:value-type="float" office:value="163" table:style-name="ce4">
            <text:p>163</text:p>
          </table:table-cell>
          <table:table-cell office:value-type="float" office:value="160.34488999999999" table:style-name="ce4">
            <text:p>160</text:p>
          </table:table-cell>
          <table:table-cell office:value-type="float" office:value="35" table:style-name="ce4">
            <text:p>35</text:p>
          </table:table-cell>
          <table:table-cell office:value-type="float" office:value="33.174869999999999" table:style-name="ce4">
            <text:p>33</text:p>
          </table:table-cell>
          <table:table-cell office:value-type="float" office:value="7329" table:style-name="ce4">
            <text:p>7,329</text:p>
          </table:table-cell>
          <table:table-cell office:value-type="float" office:value="7139.7857899999999" table:style-name="ce4">
            <text:p>7,140</text:p>
          </table:table-cell>
          <table:table-cell office:value-type="float" office:value="93" table:style-name="ce4">
            <text:p>93</text:p>
          </table:table-cell>
          <table:table-cell office:value-type="float" office:value="90.43" table:style-name="ce4">
            <text:p>90</text:p>
          </table:table-cell>
          <table:table-cell office:value-type="float" office:value="47" table:style-name="ce4">
            <text:p>47</text:p>
          </table:table-cell>
          <table:table-cell office:value-type="float" office:value="41.6" table:style-name="ce4">
            <text:p>42</text:p>
          </table:table-cell>
          <table:table-cell office:value-type="float" office:value="519" table:style-name="ce4">
            <text:p>519</text:p>
          </table:table-cell>
          <table:table-cell office:value-type="float" office:value="518.4" table:style-name="ce4">
            <text:p>518</text:p>
          </table:table-cell>
          <table:table-cell office:value-type="float" office:value="659" table:style-name="ce4">
            <text:p>659</text:p>
          </table:table-cell>
          <table:table-cell office:value-type="float" office:value="650.42999999999995" table:style-name="ce4">
            <text:p>650</text:p>
          </table:table-cell>
          <table:table-cell office:value-type="float" office:value="0" table:style-name="ce4">
            <text:p>0</text:p>
          </table:table-cell>
          <table:table-cell office:value-type="float" office:value="7988" table:style-name="ce4">
            <text:p>7,988</text:p>
          </table:table-cell>
          <table:table-cell office:value-type="float" office:value="7790.2157900000002" table:style-name="ce4">
            <text:p>7,790</text:p>
          </table:table-cell>
          <table:table-cell office:value-type="float" office:value="25729396.420000002" table:style-name="ce4">
            <text:p>25,729,396</text:p>
          </table:table-cell>
          <table:table-cell office:value-type="float" office:value="1040151.72" table:style-name="ce4">
            <text:p>1,040,152</text:p>
          </table:table-cell>
          <table:table-cell office:value-type="float" office:value="340694.04" table:style-name="ce4">
            <text:p>340,694</text:p>
          </table:table-cell>
          <table:table-cell office:value-type="float" office:value="81578.28" table:style-name="ce4">
            <text:p>81,578</text:p>
          </table:table-cell>
          <table:table-cell office:value-type="float" office:value="7505082.7700000005" table:style-name="ce4">
            <text:p>7,505,083</text:p>
          </table:table-cell>
          <table:table-cell office:value-type="float" office:value="4306479.8499999996" table:style-name="ce4">
            <text:p>4,306,480</text:p>
          </table:table-cell>
          <table:table-cell office:value-type="float" office:value="39003383.080000006" table:style-name="ce4">
            <text:p>39,003,383</text:p>
          </table:table-cell>
          <table:table-cell office:value-type="float" office:value="7857521.21" table:style-name="ce4">
            <text:p>7,857,521</text:p>
          </table:table-cell>
          <table:table-cell office:value-type="float" office:value="1637388.0599999998" table:style-name="ce4">
            <text:p>1,637,388</text:p>
          </table:table-cell>
          <table:table-cell office:value-type="float" office:value="9494909.2699999996" table:style-name="ce4">
            <text:p>9,494,909</text:p>
          </table:table-cell>
          <table:table-cell office:value-type="float" office:value="48498292.350000009" table:style-name="ce4">
            <text:p>48,498,29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31" table:style-name="ce4">
            <text:p>131</text:p>
          </table:table-cell>
          <table:table-cell office:value-type="float" office:value="119.13651" table:style-name="ce4">
            <text:p>119</text:p>
          </table:table-cell>
          <table:table-cell office:value-type="float" office:value="102" table:style-name="ce4">
            <text:p>102</text:p>
          </table:table-cell>
          <table:table-cell office:value-type="float" office:value="95.857299999999995" table:style-name="ce4">
            <text:p>96</text:p>
          </table:table-cell>
          <table:table-cell office:value-type="float" office:value="88" table:style-name="ce4">
            <text:p>88</text:p>
          </table:table-cell>
          <table:table-cell office:value-type="float" office:value="85.259460000000004" table:style-name="ce4">
            <text:p>85</text:p>
          </table:table-cell>
          <table:table-cell office:value-type="float" office:value="12" table:style-name="ce4">
            <text:p>12</text:p>
          </table:table-cell>
          <table:table-cell office:value-type="float" office:value="10.37837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5" table:style-name="ce4">
            <text:p>335</text:p>
          </table:table-cell>
          <table:table-cell office:value-type="float" office:value="312.63164" table:style-name="ce4">
            <text:p>3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5" table:style-name="ce4">
            <text:p>335</text:p>
          </table:table-cell>
          <table:table-cell office:value-type="float" office:value="312.63164" table:style-name="ce4">
            <text:p>313</text:p>
          </table:table-cell>
          <table:table-cell office:value-type="float" office:value="743928.13" table:style-name="ce4">
            <text:p>743,928</text:p>
          </table:table-cell>
          <table:table-cell office:value-type="float" office:value="1822.73" table:style-name="ce4">
            <text:p>1,823</text:p>
          </table:table-cell>
          <table:table-cell office:value-type="float" office:value="3458.37" table:style-name="ce4">
            <text:p>3,458</text:p>
          </table:table-cell>
          <table:table-cell office:value-type="float" office:value="253" table:style-name="ce4">
            <text:p>253</text:p>
          </table:table-cell>
          <table:table-cell office:value-type="float" office:value="201855.08" table:style-name="ce4">
            <text:p>201,855</text:p>
          </table:table-cell>
          <table:table-cell office:value-type="float" office:value="67518.75" table:style-name="ce4">
            <text:p>67,519</text:p>
          </table:table-cell>
          <table:table-cell office:value-type="float" office:value="1018836.0599999999" table:style-name="ce4">
            <text:p>1,018,8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8836.0599999999" table:style-name="ce4">
            <text:p>1,018,83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514" table:style-name="ce4">
            <text:p>9,514</text:p>
          </table:table-cell>
          <table:table-cell office:value-type="float" office:value="8301.0476000000999" table:style-name="ce4">
            <text:p>8,301</text:p>
          </table:table-cell>
          <table:table-cell office:value-type="float" office:value="2881" table:style-name="ce4">
            <text:p>2,881</text:p>
          </table:table-cell>
          <table:table-cell office:value-type="float" office:value="2726.6076899999985" table:style-name="ce4">
            <text:p>2,727</text:p>
          </table:table-cell>
          <table:table-cell office:value-type="float" office:value="2849" table:style-name="ce4">
            <text:p>2,849</text:p>
          </table:table-cell>
          <table:table-cell office:value-type="float" office:value="2695.2189399999961" table:style-name="ce4">
            <text:p>2,695</text:p>
          </table:table-cell>
          <table:table-cell office:value-type="float" office:value="761" table:style-name="ce4">
            <text:p>761</text:p>
          </table:table-cell>
          <table:table-cell office:value-type="float" office:value="741.13348000000019" table:style-name="ce4">
            <text:p>741</text:p>
          </table:table-cell>
          <table:table-cell office:value-type="float" office:value="71" table:style-name="ce4">
            <text:p>71</text:p>
          </table:table-cell>
          <table:table-cell office:value-type="float" office:value="70.63964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076" table:style-name="ce4">
            <text:p>16,076</text:p>
          </table:table-cell>
          <table:table-cell office:value-type="float" office:value="14534.647350000096" table:style-name="ce4">
            <text:p>14,535</text:p>
          </table:table-cell>
          <table:table-cell office:value-type="float" office:value="1578.21" table:style-name="ce4">
            <text:p>1,578</text:p>
          </table:table-cell>
          <table:table-cell office:value-type="float" office:value="1578.21" table:style-name="ce4">
            <text:p>1,578</text:p>
          </table:table-cell>
          <table:table-cell office:value-type="float" office:value="13.74" table:style-name="ce4">
            <text:p>14</text:p>
          </table:table-cell>
          <table:table-cell office:value-type="float" office:value="13.7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91.95" table:style-name="ce4">
            <text:p>1,592</text:p>
          </table:table-cell>
          <table:table-cell office:value-type="float" office:value="1591.95" table:style-name="ce4">
            <text:p>1,592</text:p>
          </table:table-cell>
          <table:table-cell office:value-type="float" office:value="0" table:style-name="ce4">
            <text:p>0</text:p>
          </table:table-cell>
          <table:table-cell office:value-type="float" office:value="16076" table:style-name="ce4">
            <text:p>16,076</text:p>
          </table:table-cell>
          <table:table-cell office:value-type="float" office:value="16126.597350000096" table:style-name="ce4">
            <text:p>16,127</text:p>
          </table:table-cell>
          <table:table-cell office:value-type="float" office:value="35901497.430000015" table:style-name="ce4">
            <text:p>35,901,497</text:p>
          </table:table-cell>
          <table:table-cell office:value-type="float" office:value="624462.68999999994" table:style-name="ce4">
            <text:p>624,463</text:p>
          </table:table-cell>
          <table:table-cell office:value-type="float" office:value="374739.51" table:style-name="ce4">
            <text:p>374,740</text:p>
          </table:table-cell>
          <table:table-cell office:value-type="float" office:value="651143.62999999989" table:style-name="ce4">
            <text:p>651,144</text:p>
          </table:table-cell>
          <table:table-cell office:value-type="float" office:value="9691753.4100000001" table:style-name="ce4">
            <text:p>9,691,753</text:p>
          </table:table-cell>
          <table:table-cell office:value-type="float" office:value="3592121.899999999" table:style-name="ce4">
            <text:p>3,592,122</text:p>
          </table:table-cell>
          <table:table-cell office:value-type="float" office:value="50835718.570000015" table:style-name="ce4">
            <text:p>50,835,719</text:p>
          </table:table-cell>
          <table:table-cell office:value-type="float" office:value="6187962.6199999992" table:style-name="ce4">
            <text:p>6,187,963</text:p>
          </table:table-cell>
          <table:table-cell office:value-type="float" office:value="61810.65" table:style-name="ce4">
            <text:p>61,811</text:p>
          </table:table-cell>
          <table:table-cell office:value-type="float" office:value="6249773.2699999996" table:style-name="ce4">
            <text:p>6,249,773</text:p>
          </table:table-cell>
          <table:table-cell office:value-type="float" office:value="57085491.840000018" table:style-name="ce4">
            <text:p>57,085,49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82" table:style-name="ce4">
            <text:p>482</text:p>
          </table:table-cell>
          <table:table-cell office:value-type="float" office:value="428.09845000000001" table:style-name="ce4">
            <text:p>428</text:p>
          </table:table-cell>
          <table:table-cell office:value-type="float" office:value="357" table:style-name="ce4">
            <text:p>357</text:p>
          </table:table-cell>
          <table:table-cell office:value-type="float" office:value="331.74871000000019" table:style-name="ce4">
            <text:p>332</text:p>
          </table:table-cell>
          <table:table-cell office:value-type="float" office:value="311" table:style-name="ce4">
            <text:p>311</text:p>
          </table:table-cell>
          <table:table-cell office:value-type="float" office:value="297.84650000000005" table:style-name="ce4">
            <text:p>298</text:p>
          </table:table-cell>
          <table:table-cell office:value-type="float" office:value="96" table:style-name="ce4">
            <text:p>96</text:p>
          </table:table-cell>
          <table:table-cell office:value-type="float" office:value="94.421639999999996" table:style-name="ce4">
            <text:p>94</text:p>
          </table:table-cell>
          <table:table-cell office:value-type="float" office:value="11" table:style-name="ce4">
            <text:p>11</text:p>
          </table:table-cell>
          <table:table-cell office:value-type="float" office:value="10.06532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57" table:style-name="ce4">
            <text:p>1,257</text:p>
          </table:table-cell>
          <table:table-cell office:value-type="float" office:value="1162.1806200000003" table:style-name="ce4">
            <text:p>1,1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57" table:style-name="ce4">
            <text:p>1,257</text:p>
          </table:table-cell>
          <table:table-cell office:value-type="float" office:value="1162.1806200000003" table:style-name="ce4">
            <text:p>1,162</text:p>
          </table:table-cell>
          <table:table-cell office:value-type="float" office:value="3394507.4700000007" table:style-name="ce4">
            <text:p>3,394,507</text:p>
          </table:table-cell>
          <table:table-cell office:value-type="float" office:value="19005.82" table:style-name="ce4">
            <text:p>19,006</text:p>
          </table:table-cell>
          <table:table-cell office:value-type="float" office:value="56033.5" table:style-name="ce4">
            <text:p>56,034</text:p>
          </table:table-cell>
          <table:table-cell office:value-type="float" office:value="45610.319999999992" table:style-name="ce4">
            <text:p>45,610</text:p>
          </table:table-cell>
          <table:table-cell office:value-type="float" office:value="733106.30999999994" table:style-name="ce4">
            <text:p>733,106</text:p>
          </table:table-cell>
          <table:table-cell office:value-type="float" office:value="283665.95" table:style-name="ce4">
            <text:p>283,666</text:p>
          </table:table-cell>
          <table:table-cell office:value-type="float" office:value="4531929.37" table:style-name="ce4">
            <text:p>4,531,929</text:p>
          </table:table-cell>
          <table:table-cell office:value-type="float" office:value="8757.6400000000012" table:style-name="ce4">
            <text:p>8,758</text:p>
          </table:table-cell>
          <table:table-cell office:value-type="float" office:value="0" table:style-name="ce4">
            <text:p>0</text:p>
          </table:table-cell>
          <table:table-cell office:value-type="float" office:value="8757.6400000000012" table:style-name="ce4">
            <text:p>8,758</text:p>
          </table:table-cell>
          <table:table-cell office:value-type="float" office:value="4540687.01" table:style-name="ce4">
            <text:p>4,540,68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HM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9854" table:style-name="ce4">
            <text:p>29,854</text:p>
          </table:table-cell>
          <table:table-cell office:value-type="float" office:value="28175.668810000549" table:style-name="ce4">
            <text:p>28,176</text:p>
          </table:table-cell>
          <table:table-cell office:value-type="float" office:value="7281" table:style-name="ce4">
            <text:p>7,281</text:p>
          </table:table-cell>
          <table:table-cell office:value-type="float" office:value="6956.4393600000503" table:style-name="ce4">
            <text:p>6,956</text:p>
          </table:table-cell>
          <table:table-cell office:value-type="float" office:value="7745" table:style-name="ce4">
            <text:p>7,745</text:p>
          </table:table-cell>
          <table:table-cell office:value-type="float" office:value="7411.3174400000216" table:style-name="ce4">
            <text:p>7,411</text:p>
          </table:table-cell>
          <table:table-cell office:value-type="float" office:value="975" table:style-name="ce4">
            <text:p>975</text:p>
          </table:table-cell>
          <table:table-cell office:value-type="float" office:value="956.23698000000002" table:style-name="ce4">
            <text:p>956</text:p>
          </table:table-cell>
          <table:table-cell office:value-type="float" office:value="56" table:style-name="ce4">
            <text:p>56</text:p>
          </table:table-cell>
          <table:table-cell office:value-type="float" office:value="55.6" table:style-name="ce4">
            <text:p>56</text:p>
          </table:table-cell>
          <table:table-cell office:value-type="float" office:value="22504" table:style-name="ce4">
            <text:p>22,504</text:p>
          </table:table-cell>
          <table:table-cell office:value-type="float" office:value="20888.621889999951" table:style-name="ce4">
            <text:p>20,889</text:p>
          </table:table-cell>
          <table:table-cell office:value-type="float" office:value="68415" table:style-name="ce4">
            <text:p>68,415</text:p>
          </table:table-cell>
          <table:table-cell office:value-type="float" office:value="64443.884480000568" table:style-name="ce4">
            <text:p>64,444</text:p>
          </table:table-cell>
          <table:table-cell office:value-type="float" office:value="1107.1161307104167" table:style-name="ce4">
            <text:p>1,107</text:p>
          </table:table-cell>
          <table:table-cell office:value-type="float" office:value="1107.1161307104167" table:style-name="ce4">
            <text:p>1,107</text:p>
          </table:table-cell>
          <table:table-cell office:value-type="float" office:value="0.2" table:style-name="ce4">
            <text:p>0</text:p>
          </table:table-cell>
          <table:table-cell office:value-type="float" office:value="0.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07.3161307104167" table:style-name="ce4">
            <text:p>1,107</text:p>
          </table:table-cell>
          <table:table-cell office:value-type="float" office:value="1107.3161307104167" table:style-name="ce4">
            <text:p>1,107</text:p>
          </table:table-cell>
          <table:table-cell office:value-type="float" office:value="0" table:style-name="ce4">
            <text:p>0</text:p>
          </table:table-cell>
          <table:table-cell office:value-type="float" office:value="69522.316130710416" table:style-name="ce4">
            <text:p>69,522</text:p>
          </table:table-cell>
          <table:table-cell office:value-type="float" office:value="65551.200610710992" table:style-name="ce4">
            <text:p>65,551</text:p>
          </table:table-cell>
          <table:table-cell office:value-type="float" office:value="165240229.84999993" table:style-name="ce4">
            <text:p>165,240,230</text:p>
          </table:table-cell>
          <table:table-cell office:value-type="float" office:value="21619421.609999999" table:style-name="ce4">
            <text:p>21,619,422</text:p>
          </table:table-cell>
          <table:table-cell office:value-type="float" office:value="4641743.79" table:style-name="ce4">
            <text:p>4,641,744</text:p>
          </table:table-cell>
          <table:table-cell office:value-type="float" office:value="8788334.9399999995" table:style-name="ce4">
            <text:p>8,788,335</text:p>
          </table:table-cell>
          <table:table-cell office:value-type="float" office:value="50005797.230000004" table:style-name="ce4">
            <text:p>50,005,797</text:p>
          </table:table-cell>
          <table:table-cell office:value-type="float" office:value="20430536.859999999" table:style-name="ce4">
            <text:p>20,430,537</text:p>
          </table:table-cell>
          <table:table-cell office:value-type="float" office:value="270726064.27999991" table:style-name="ce4">
            <text:p>270,726,064</text:p>
          </table:table-cell>
          <table:table-cell office:value-type="float" office:value="3445654.16" table:style-name="ce4">
            <text:p>3,445,654</text:p>
          </table:table-cell>
          <table:table-cell office:value-type="float" office:value="413436.08" table:style-name="ce4">
            <text:p>413,436</text:p>
          </table:table-cell>
          <table:table-cell office:value-type="float" office:value="3859090.24" table:style-name="ce4">
            <text:p>3,859,090</text:p>
          </table:table-cell>
          <table:table-cell office:value-type="float" office:value="274585154.51999992" table:style-name="ce4">
            <text:p>274,585,15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096" table:style-name="ce4">
            <text:p>1,096</text:p>
          </table:table-cell>
          <table:table-cell office:value-type="float" office:value="995.44297999999685" table:style-name="ce4">
            <text:p>995</text:p>
          </table:table-cell>
          <table:table-cell office:value-type="float" office:value="440" table:style-name="ce4">
            <text:p>440</text:p>
          </table:table-cell>
          <table:table-cell office:value-type="float" office:value="420.11512000000005" table:style-name="ce4">
            <text:p>420</text:p>
          </table:table-cell>
          <table:table-cell office:value-type="float" office:value="183" table:style-name="ce4">
            <text:p>183</text:p>
          </table:table-cell>
          <table:table-cell office:value-type="float" office:value="173.43271000000004" table:style-name="ce4">
            <text:p>173</text:p>
          </table:table-cell>
          <table:table-cell office:value-type="float" office:value="32" table:style-name="ce4">
            <text:p>32</text:p>
          </table:table-cell>
          <table:table-cell office:value-type="float" office:value="31.529730000000001" table:style-name="ce4">
            <text:p>32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55" table:style-name="ce4">
            <text:p>1,755</text:p>
          </table:table-cell>
          <table:table-cell office:value-type="float" office:value="1624.520539999997" table:style-name="ce4">
            <text:p>1,625</text:p>
          </table:table-cell>
          <table:table-cell office:value-type="float" office:value="201" table:style-name="ce4">
            <text:p>201</text:p>
          </table:table-cell>
          <table:table-cell office:value-type="float" office:value="182.9" table:style-name="ce4">
            <text:p>18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1" table:style-name="ce4">
            <text:p>201</text:p>
          </table:table-cell>
          <table:table-cell office:value-type="float" office:value="182.9" table:style-name="ce4">
            <text:p>183</text:p>
          </table:table-cell>
          <table:table-cell office:value-type="float" office:value="0" table:style-name="ce4">
            <text:p>0</text:p>
          </table:table-cell>
          <table:table-cell office:value-type="float" office:value="1956" table:style-name="ce4">
            <text:p>1,956</text:p>
          </table:table-cell>
          <table:table-cell office:value-type="float" office:value="1807.4205399999971" table:style-name="ce4">
            <text:p>1,807</text:p>
          </table:table-cell>
          <table:table-cell office:value-type="float" office:value="3570542.42" table:style-name="ce4">
            <text:p>3,570,542</text:p>
          </table:table-cell>
          <table:table-cell office:value-type="float" office:value="56056.069999999992" table:style-name="ce4">
            <text:p>56,056</text:p>
          </table:table-cell>
          <table:table-cell office:value-type="float" office:value="45474.239999999998" table:style-name="ce4">
            <text:p>45,474</text:p>
          </table:table-cell>
          <table:table-cell office:value-type="float" office:value="348446.65" table:style-name="ce4">
            <text:p>348,447</text:p>
          </table:table-cell>
          <table:table-cell office:value-type="float" office:value="917315.42999999993" table:style-name="ce4">
            <text:p>917,315</text:p>
          </table:table-cell>
          <table:table-cell office:value-type="float" office:value="370398.18999999994" table:style-name="ce4">
            <text:p>370,398</text:p>
          </table:table-cell>
          <table:table-cell office:value-type="float" office:value="5308233" table:style-name="ce4">
            <text:p>5,308,233</text:p>
          </table:table-cell>
          <table:table-cell office:value-type="float" office:value="542913.54" table:style-name="ce4">
            <text:p>542,914</text:p>
          </table:table-cell>
          <table:table-cell office:value-type="float" office:value="0" table:style-name="ce4">
            <text:p>0</text:p>
          </table:table-cell>
          <table:table-cell office:value-type="float" office:value="542913.54" table:style-name="ce4">
            <text:p>542,914</text:p>
          </table:table-cell>
          <table:table-cell office:value-type="float" office:value="5851146.54" table:style-name="ce4">
            <text:p>5,851,14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56" table:style-name="ce4">
            <text:p>2,256</text:p>
          </table:table-cell>
          <table:table-cell office:value-type="float" office:value="2024.3695045044985" table:style-name="ce4">
            <text:p>2,024</text:p>
          </table:table-cell>
          <table:table-cell office:value-type="float" office:value="2256" table:style-name="ce4">
            <text:p>2,256</text:p>
          </table:table-cell>
          <table:table-cell office:value-type="float" office:value="2024.3695045044985" table:style-name="ce4">
            <text:p>2,024</text:p>
          </table:table-cell>
          <table:table-cell office:value-type="float" office:value="48" table:style-name="ce4">
            <text:p>48</text:p>
          </table:table-cell>
          <table:table-cell office:value-type="float" office:value="48" table:style-name="ce4">
            <text:p>48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2307" table:style-name="ce4">
            <text:p>2,307</text:p>
          </table:table-cell>
          <table:table-cell office:value-type="float" office:value="2075.3695045044988" table:style-name="ce4">
            <text:p>2,075</text:p>
          </table:table-cell>
          <table:table-cell office:value-type="float" office:value="9517719.8799999896" table:style-name="ce4">
            <text:p>9,517,7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17719.8799999896" table:style-name="ce4">
            <text:p>9,517,720</text:p>
          </table:table-cell>
          <table:table-cell office:value-type="float" office:value="632661.29" table:style-name="ce4">
            <text:p>632,661</text:p>
          </table:table-cell>
          <table:table-cell office:value-type="float" office:value="0" table:style-name="ce4">
            <text:p>0</text:p>
          </table:table-cell>
          <table:table-cell office:value-type="float" office:value="632661.29" table:style-name="ce4">
            <text:p>632,661</text:p>
          </table:table-cell>
          <table:table-cell office:value-type="float" office:value="10150381.169999991" table:style-name="ce4">
            <text:p>10,150,38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9" table:style-name="ce4">
            <text:p>109</text:p>
          </table:table-cell>
          <table:table-cell office:value-type="float" office:value="101.73" table:style-name="ce4">
            <text:p>102</text:p>
          </table:table-cell>
          <table:table-cell office:value-type="float" office:value="109" table:style-name="ce4">
            <text:p>109</text:p>
          </table:table-cell>
          <table:table-cell office:value-type="float" office:value="101.73" table:style-name="ce4">
            <text:p>1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9" table:style-name="ce4">
            <text:p>109</text:p>
          </table:table-cell>
          <table:table-cell office:value-type="float" office:value="101.73" table:style-name="ce4">
            <text:p>102</text:p>
          </table:table-cell>
          <table:table-cell office:value-type="float" office:value="451432" table:style-name="ce4">
            <text:p>451,432</text:p>
          </table:table-cell>
          <table:table-cell office:value-type="float" office:value="0" table:style-name="ce4">
            <text:p>0</text:p>
          </table:table-cell>
          <table:table-cell office:value-type="float" office:value="860" table:style-name="ce4">
            <text:p>8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2292" table:style-name="ce4">
            <text:p>452,2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2292" table:style-name="ce4">
            <text:p>452,29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4" table:style-name="ce4">
            <text:p>24</text:p>
          </table:table-cell>
          <table:table-cell office:value-type="float" office:value="23.6" table:style-name="ce4">
            <text:p>24</text:p>
          </table:table-cell>
          <table:table-cell office:value-type="float" office:value="64" table:style-name="ce4">
            <text:p>64</text:p>
          </table:table-cell>
          <table:table-cell office:value-type="float" office:value="63.4" table:style-name="ce4">
            <text:p>63</text:p>
          </table:table-cell>
          <table:table-cell office:value-type="float" office:value="11" table:style-name="ce4">
            <text:p>11</text:p>
          </table:table-cell>
          <table:table-cell office:value-type="float" office:value="10.6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104" table:style-name="ce4">
            <text:p>104</text:p>
          </table:table-cell>
          <table:table-cell office:value-type="float" office:value="101.8" table:style-name="ce4">
            <text:p>10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3.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08" table:style-name="ce4">
            <text:p>108</text:p>
          </table:table-cell>
          <table:table-cell office:value-type="float" office:value="104.89999999999999" table:style-name="ce4">
            <text:p>105</text:p>
          </table:table-cell>
          <table:table-cell office:value-type="float" office:value="352646.38" table:style-name="ce4">
            <text:p>352,646</text:p>
          </table:table-cell>
          <table:table-cell office:value-type="float" office:value="5323.92" table:style-name="ce4">
            <text:p>5,324</text:p>
          </table:table-cell>
          <table:table-cell office:value-type="float" office:value="5018.75" table:style-name="ce4">
            <text:p>5,019</text:p>
          </table:table-cell>
          <table:table-cell office:value-type="float" office:value="1485.05" table:style-name="ce4">
            <text:p>1,485</text:p>
          </table:table-cell>
          <table:table-cell office:value-type="float" office:value="83894.48" table:style-name="ce4">
            <text:p>83,894</text:p>
          </table:table-cell>
          <table:table-cell office:value-type="float" office:value="39299.64" table:style-name="ce4">
            <text:p>39,300</text:p>
          </table:table-cell>
          <table:table-cell office:value-type="float" office:value="487668.22" table:style-name="ce4">
            <text:p>487,668</text:p>
          </table:table-cell>
          <table:table-cell office:value-type="float" office:value="13617.04" table:style-name="ce4">
            <text:p>13,617</text:p>
          </table:table-cell>
          <table:table-cell office:value-type="float" office:value="21236" table:style-name="ce4">
            <text:p>21,236</text:p>
          </table:table-cell>
          <table:table-cell office:value-type="float" office:value="34853.040000000001" table:style-name="ce4">
            <text:p>34,853</text:p>
          </table:table-cell>
          <table:table-cell office:value-type="float" office:value="522521.25999999995" table:style-name="ce4">
            <text:p>522,52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36.25" table:style-name="ce4">
            <text:p>36</text:p>
          </table:table-cell>
          <table:table-cell office:value-type="float" office:value="40" table:style-name="ce4">
            <text:p>40</text:p>
          </table:table-cell>
          <table:table-cell office:value-type="float" office:value="36.25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36.25" table:style-name="ce4">
            <text:p>36</text:p>
          </table:table-cell>
          <table:table-cell office:value-type="float" office:value="299539.08999999985" table:style-name="ce4">
            <text:p>299,5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9539.08999999985" table:style-name="ce4">
            <text:p>299,5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9539.08999999985" table:style-name="ce4">
            <text:p>299,53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5" table:style-name="ce4">
            <text:p>15</text:p>
          </table:table-cell>
          <table:table-cell office:value-type="float" office:value="14.1" table:style-name="ce4">
            <text:p>14</text:p>
          </table:table-cell>
          <table:table-cell office:value-type="float" office:value="131" table:style-name="ce4">
            <text:p>131</text:p>
          </table:table-cell>
          <table:table-cell office:value-type="float" office:value="127.5" table:style-name="ce4">
            <text:p>128</text:p>
          </table:table-cell>
          <table:table-cell office:value-type="float" office:value="54" table:style-name="ce4">
            <text:p>54</text:p>
          </table:table-cell>
          <table:table-cell office:value-type="float" office:value="52.9" table:style-name="ce4">
            <text:p>53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3" table:style-name="ce4">
            <text:p>213</text:p>
          </table:table-cell>
          <table:table-cell office:value-type="float" office:value="206.5" table:style-name="ce4">
            <text:p>207</text:p>
          </table:table-cell>
          <table:table-cell office:value-type="float" office:value="14" table:style-name="ce4">
            <text:p>14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4">
            <text:p>14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27" table:style-name="ce4">
            <text:p>227</text:p>
          </table:table-cell>
          <table:table-cell office:value-type="float" office:value="220.5" table:style-name="ce4">
            <text:p>221</text:p>
          </table:table-cell>
          <table:table-cell office:value-type="float" office:value="548953.03" table:style-name="ce4">
            <text:p>548,953</text:p>
          </table:table-cell>
          <table:table-cell office:value-type="float" office:value="1866.0900000000001" table:style-name="ce4">
            <text:p>1,866</text:p>
          </table:table-cell>
          <table:table-cell office:value-type="float" office:value="-14329.960000000006" table:style-name="ce4">
            <text:p>-14,330</text:p>
          </table:table-cell>
          <table:table-cell office:value-type="float" office:value="5442.61" table:style-name="ce4">
            <text:p>5,443</text:p>
          </table:table-cell>
          <table:table-cell office:value-type="float" office:value="120959.90000000001" table:style-name="ce4">
            <text:p>120,960</text:p>
          </table:table-cell>
          <table:table-cell office:value-type="float" office:value="41522.65" table:style-name="ce4">
            <text:p>41,523</text:p>
          </table:table-cell>
          <table:table-cell office:value-type="float" office:value="704414.32000000007" table:style-name="ce4">
            <text:p>704,414</text:p>
          </table:table-cell>
          <table:table-cell office:value-type="float" office:value="28291.15" table:style-name="ce4">
            <text:p>28,291</text:p>
          </table:table-cell>
          <table:table-cell office:value-type="float" office:value="0" table:style-name="ce4">
            <text:p>0</text:p>
          </table:table-cell>
          <table:table-cell office:value-type="float" office:value="28291.15" table:style-name="ce4">
            <text:p>28,291</text:p>
          </table:table-cell>
          <table:table-cell office:value-type="float" office:value="732705.47000000009" table:style-name="ce4">
            <text:p>732,70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46" table:style-name="ce4">
            <text:p>46</text:p>
          </table:table-cell>
          <table:table-cell office:value-type="float" office:value="44.11" table:style-name="ce4">
            <text:p>44</text:p>
          </table:table-cell>
          <table:table-cell office:value-type="float" office:value="30" table:style-name="ce4">
            <text:p>30</text:p>
          </table:table-cell>
          <table:table-cell office:value-type="float" office:value="29.81" table:style-name="ce4">
            <text:p>3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3" table:style-name="ce4">
            <text:p>93</text:p>
          </table:table-cell>
          <table:table-cell office:value-type="float" office:value="90.52" table:style-name="ce4">
            <text:p>9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3" table:style-name="ce4">
            <text:p>93</text:p>
          </table:table-cell>
          <table:table-cell office:value-type="float" office:value="90.52" table:style-name="ce4">
            <text:p>91</text:p>
          </table:table-cell>
          <table:table-cell office:value-type="float" office:value="420920.89" table:style-name="ce4">
            <text:p>420,921</text:p>
          </table:table-cell>
          <table:table-cell office:value-type="float" office:value="6293.82" table:style-name="ce4">
            <text:p>6,294</text:p>
          </table:table-cell>
          <table:table-cell office:value-type="float" office:value="1045" table:style-name="ce4">
            <text:p>1,045</text:p>
          </table:table-cell>
          <table:table-cell office:value-type="float" office:value="0" table:style-name="ce4">
            <text:p>0</text:p>
          </table:table-cell>
          <table:table-cell office:value-type="float" office:value="105453.23000000001" table:style-name="ce4">
            <text:p>105,453</text:p>
          </table:table-cell>
          <table:table-cell office:value-type="float" office:value="46255.45" table:style-name="ce4">
            <text:p>46,255</text:p>
          </table:table-cell>
          <table:table-cell office:value-type="float" office:value="579968.39" table:style-name="ce4">
            <text:p>579,968</text:p>
          </table:table-cell>
          <table:table-cell office:value-type="float" office:value="1580.45" table:style-name="ce4">
            <text:p>1,580</text:p>
          </table:table-cell>
          <table:table-cell office:value-type="float" office:value="0" table:style-name="ce4">
            <text:p>0</text:p>
          </table:table-cell>
          <table:table-cell office:value-type="float" office:value="1580.45" table:style-name="ce4">
            <text:p>1,580</text:p>
          </table:table-cell>
          <table:table-cell office:value-type="float" office:value="581548.84" table:style-name="ce4">
            <text:p>581,54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0" table:style-name="ce4">
            <text:p>10</text:p>
          </table:table-cell>
          <table:table-cell office:value-type="float" office:value="9.59" table:style-name="ce4">
            <text:p>10</text:p>
          </table:table-cell>
          <table:table-cell office:value-type="float" office:value="7" table:style-name="ce4">
            <text:p>7</text:p>
          </table:table-cell>
          <table:table-cell office:value-type="float" office:value="6.61" table:style-name="ce4">
            <text:p>7</text:p>
          </table:table-cell>
          <table:table-cell office:value-type="float" office:value="17" table:style-name="ce4">
            <text:p>17</text:p>
          </table:table-cell>
          <table:table-cell office:value-type="float" office:value="16.329999999999998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6.440000000000001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60" table:style-name="ce4">
            <text:p>60</text:p>
          </table:table-cell>
          <table:table-cell office:value-type="float" office:value="52.97" table:style-name="ce4">
            <text:p>5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64" table:style-name="ce4">
            <text:p>64</text:p>
          </table:table-cell>
          <table:table-cell office:value-type="float" office:value="56.97" table:style-name="ce4">
            <text:p>57</text:p>
          </table:table-cell>
          <table:table-cell office:value-type="float" office:value="194403.54" table:style-name="ce4">
            <text:p>194,404</text:p>
          </table:table-cell>
          <table:table-cell office:value-type="float" office:value="6245.7" table:style-name="ce4">
            <text:p>6,246</text:p>
          </table:table-cell>
          <table:table-cell office:value-type="float" office:value="1720" table:style-name="ce4">
            <text:p>1,720</text:p>
          </table:table-cell>
          <table:table-cell office:value-type="float" office:value="0" table:style-name="ce4">
            <text:p>0</text:p>
          </table:table-cell>
          <table:table-cell office:value-type="float" office:value="54498.66" table:style-name="ce4">
            <text:p>54,499</text:p>
          </table:table-cell>
          <table:table-cell office:value-type="float" office:value="23523.919999999998" table:style-name="ce4">
            <text:p>23,524</text:p>
          </table:table-cell>
          <table:table-cell office:value-type="float" office:value="280391.82" table:style-name="ce4">
            <text:p>280,392</text:p>
          </table:table-cell>
          <table:table-cell office:value-type="float" office:value="53734.85" table:style-name="ce4">
            <text:p>53,735</text:p>
          </table:table-cell>
          <table:table-cell office:value-type="float" office:value="0" table:style-name="ce4">
            <text:p>0</text:p>
          </table:table-cell>
          <table:table-cell office:value-type="float" office:value="53734.85" table:style-name="ce4">
            <text:p>53,735</text:p>
          </table:table-cell>
          <table:table-cell office:value-type="float" office:value="334126.67" table:style-name="ce4">
            <text:p>334,127</text:p>
          </table:table-cell>
          <table:table-cell table:number-columns-repeated="16343"/>
        </table:table-row>
        <table:table-row table:number-rows-repeated="14" table:style-name="ro2">
          <table:table-cell table:style-name="ce3"/>
          <table:table-cell table:number-columns-repeated="4" table:style-name="ce1"/>
          <table:table-cell table:number-columns-repeated="36" table:style-name="ce4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Hartley, Robert</meta:initial-creator>
    <dc:creator>Dale, Harriet | (She/Hers)</dc:creator>
    <meta:creation-date>2022-09-30T10:29:42Z</meta:creation-date>
    <dc:date>2024-02-21T15:22:05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